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5E0000005EADF6B35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draw:fill="none" draw:fill-color="#eeeeee"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fill="solid" draw:fill-color="#ffffff" draw:textarea-horizontal-align="center"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fill="solid" draw:fill-color="#eeeeee" draw:textarea-vertical-align="middle"/>
    </style:style>
    <style:style style:name="gr6" style:family="graphic" style:parent-style-name="standard">
      <style:graphic-properties draw:fill="solid" draw:fill-color="#ffffff" draw:textarea-vertical-align="middle"/>
    </style:style>
    <style:style style:name="gr7" style:family="graphic" style:parent-style-name="objectwithoutfill">
      <style:graphic-properties draw:fill="none" draw:fill-color="#ccffff" draw:textarea-vertical-align="middle"/>
    </style:style>
    <style:style style:name="gr8" style:family="graphic" style:parent-style-name="objectwithoutfill">
      <style:graphic-properties draw:fill="none" draw:fill-color="#ffffff" draw:textarea-vertical-align="middle"/>
    </style:style>
    <style:style style:name="gr9" style:family="graphic" style:parent-style-name="objectwithoutfill">
      <style:graphic-properties draw:fill="solid" draw:fill-color="#ff3333" draw:textarea-vertical-align="middle"/>
    </style:style>
    <style:style style:name="gr10" style:family="graphic" style:parent-style-name="objectwithoutfill">
      <style:graphic-properties svg:stroke-color="#808080" draw:fill="none" draw:fill-color="#ffffff"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558cm" fo:min-width="0cm"/>
    </style:style>
    <style:style style:name="gr12" style:family="graphic" style:parent-style-name="standard">
      <style:graphic-properties svg:stroke-color="#ff6600" draw:fill="solid" draw:fill-color="#ffffff" draw:textarea-horizontal-align="justify" draw:textarea-vertical-align="middle" draw:auto-grow-height="false"/>
    </style:style>
    <style:style style:name="gr13" style:family="graphic" style:parent-style-name="standard">
      <style:graphic-properties svg:stroke-color="#000000" draw:fill="solid" draw:fill-color="#ffffff"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svg:stroke-color="#000000" draw:fill="none" draw:fill-color="#ffffff" draw:textarea-horizontal-align="justify" draw:textarea-vertical-align="middle" draw:auto-grow-height="false"/>
    </style:style>
    <style:style style:name="gr16" style:family="graphic" style:parent-style-name="standard">
      <style:graphic-properties draw:fill="solid" draw:fill-color="#b2b2b2" draw:textarea-vertical-align="middle"/>
    </style:style>
    <style:style style:name="gr17" style:family="graphic" style:parent-style-name="standard">
      <style:graphic-properties draw:fill="solid" draw:fill-color="#99ccff" draw:textarea-vertical-align="middle"/>
    </style:style>
    <style:style style:name="gr18" style:family="graphic" style:parent-style-name="standard">
      <style:graphic-properties draw:fill="solid" draw:fill-color="#808080" draw:textarea-vertical-align="middle"/>
    </style:style>
    <style:style style:name="gr19" style:family="graphic" style:parent-style-name="standard">
      <style:graphic-properties draw:fill="solid" draw:fill-color="#ddddd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9.971cm" svg:height="20.191cm" svg:x="-3.953cm" svg:y="8.62cm" svg:viewBox="0 0 29972 20192" svg:d="m0 17742c0-3267 628-6043 2008-8871s3096-4862 5485-6494 4734-2377 7493-2377 5104 744 7493 2377 4105 3666 5485 6494 2008 5604 2008 8871-29972 3267-29972 0z">
          <text:p/>
        </draw:path>
        <draw:g>
          <draw:line draw:style-name="gr2" draw:text-style-name="P1" draw:layer="layout" svg:x1="10.587cm" svg:y1="12.685cm" svg:x2="10.587cm" svg:y2="12.899cm">
            <text:p/>
          </draw:line>
          <draw:line draw:style-name="gr2" draw:text-style-name="P1" draw:layer="layout" svg:x1="10.689cm" svg:y1="12.686cm" svg:x2="10.689cm" svg:y2="12.9cm">
            <text:p/>
          </draw:line>
          <draw:path draw:style-name="gr3" draw:text-style-name="P1" draw:layer="layout" svg:width="0.292cm" svg:height="0.17cm" svg:x="10.489cm" svg:y="12.342cm" svg:viewBox="0 0 293 171" svg:d="m66 171h163zm64-171-65 171zm-228-171 65 171zm-65-171h293z">
            <text:p/>
          </draw:path>
          <draw:line draw:style-name="gr2" draw:text-style-name="P1" draw:layer="layout" svg:x1="10.489cm" svg:y1="12.899cm" svg:x2="10.782cm" svg:y2="12.899cm">
            <text:p/>
          </draw:line>
          <draw:path draw:style-name="gr3" draw:text-style-name="P1" draw:layer="layout" svg:width="0.672cm" svg:height="0.17cm" svg:x="10.305cm" svg:y="12.899cm" svg:viewBox="0 0 673 171" svg:d="m673 0-98 171zm-488 0h488zm-575-171 87 171zm-87-171h673z">
            <text:p/>
          </draw:path>
          <draw:rect draw:style-name="gr4" draw:text-style-name="P1" draw:layer="layout" svg:width="0.684cm" svg:height="0.171cm" svg:x="10.294cm" svg:y="13.275cm">
            <text:p/>
          </draw:rect>
          <draw:rect draw:style-name="gr5" draw:text-style-name="P1" draw:layer="layout" svg:width="0.162cm" svg:height="0.086cm" svg:x="10.392cm" svg:y="12.813cm">
            <text:p/>
          </draw:rect>
          <draw:rect draw:style-name="gr5" draw:text-style-name="P1" draw:layer="layout" svg:width="0.065cm" svg:height="0.086cm" svg:x="10.75cm" svg:y="12.813cm">
            <text:p/>
          </draw:rect>
          <draw:ellipse draw:style-name="gr6" draw:text-style-name="P1" draw:layer="layout" svg:width="2.54cm" svg:height="1.808cm" svg:x="9.382cm" svg:y="10.144cm">
            <text:p/>
          </draw:ellipse>
          <draw:line draw:style-name="gr2" draw:text-style-name="P1" draw:layer="layout" svg:x1="10.638cm" svg:y1="12.343cm" svg:x2="10.638cm" svg:y2="11.958cm">
            <text:p/>
          </draw:line>
          <draw:path draw:style-name="gr3" draw:text-style-name="P1" draw:layer="layout" svg:width="0.292cm" svg:height="0.17cm" svg:x="10.485cm" svg:y="12.513cm" svg:viewBox="0 0 293 171" svg:d="m66 171h163zm64-171-65 171zm-228-171 65 171zm-65-171h293z">
            <text:p/>
          </draw:path>
          <draw:path draw:style-name="gr3" draw:text-style-name="P1" draw:layer="layout" svg:width="0.672cm" svg:height="0.17cm" svg:x="10.306cm" svg:y="13.07cm" svg:viewBox="0 0 673 171" svg:d="m673 0-98 171zm-488 0h488zm-575-171 87 171zm-87-171h673z">
            <text:p/>
          </draw:path>
          <draw:line draw:style-name="gr7" draw:text-style-name="P1" draw:layer="layout" svg:x1="10.587cm" svg:y1="12.899cm" svg:x2="10.689cm" svg:y2="12.83cm">
            <text:p/>
          </draw:line>
          <draw:line draw:style-name="gr7" draw:text-style-name="P1" draw:layer="layout" svg:x1="10.587cm" svg:y1="12.832cm" svg:x2="10.689cm" svg:y2="12.763cm">
            <text:p/>
          </draw:line>
          <draw:line draw:style-name="gr7" draw:text-style-name="P1" draw:layer="layout" svg:x1="10.587cm" svg:y1="12.755cm" svg:x2="10.689cm" svg:y2="12.686cm">
            <text:p/>
          </draw:line>
          <draw:line draw:style-name="gr7" draw:text-style-name="P1" draw:layer="layout" svg:x1="10.689cm" svg:y1="12.756cm" svg:x2="10.587cm" svg:y2="12.687cm">
            <text:p/>
          </draw:line>
          <draw:line draw:style-name="gr7" draw:text-style-name="P1" draw:layer="layout" svg:x1="10.689cm" svg:y1="12.897cm" svg:x2="10.587cm" svg:y2="12.828cm">
            <text:p/>
          </draw:line>
          <draw:line draw:style-name="gr7" draw:text-style-name="P1" draw:layer="layout" svg:x1="10.689cm" svg:y1="12.826cm" svg:x2="10.587cm" svg:y2="12.757cm">
            <text:p/>
          </draw:line>
        </draw:g>
        <draw:path draw:style-name="gr4" draw:text-style-name="P1" draw:layer="layout" svg:width="29.971cm" svg:height="10.117cm" svg:x="-3.953cm" svg:y="18.145cm" svg:viewBox="0 0 29972 10118" svg:d="m0 8890c0-1637 628-3028 2008-4445s3096-2436 5485-3254 4734-1191 7493-1191 5104 373 7493 1191 4105 1837 5485 3254 2008 2808 2008 4445-29972 1637-29972 0z">
          <text:p/>
        </draw:path>
        <draw:path draw:style-name="gr5" draw:text-style-name="P1" draw:layer="layout" svg:width="29.971cm" svg:height="10.117cm" svg:x="-3.953cm" svg:y="18.695cm" svg:viewBox="0 0 29972 10118" svg:d="m0 8890c0-1637 628-3028 2008-4445s3096-2436 5485-3254 4734-1191 7493-1191 5104 373 7493 1191 4105 1837 5485 3254 2008 2808 2008 4445-29972 1637-29972 0z">
          <text:p/>
        </draw:path>
        <draw:g>
          <draw:line draw:style-name="gr8" draw:text-style-name="P1" draw:layer="layout" svg:x1="4.629cm" svg:y1="19.838cm" svg:x2="4.629cm" svg:y2="20.092cm">
            <text:p/>
          </draw:line>
          <draw:polygon draw:style-name="gr9" draw:text-style-name="P1" draw:layer="layout" svg:width="1.65cm" svg:height="0.888cm" svg:x="3.54cm" svg:y="19.796cm" svg:viewBox="0 0 1651 889" draw:points="0,889 0,381 826,0 1651,381 1651,889">
            <text:p/>
          </draw:polygon>
          <draw:rect draw:style-name="gr6" draw:text-style-name="P1" draw:layer="layout" svg:width="0.117cm" svg:height="0.128cm" svg:x="3.633cm" svg:y="20.277cm">
            <text:p/>
          </draw:rect>
          <draw:rect draw:style-name="gr6" draw:text-style-name="P1" draw:layer="layout" svg:width="0.117cm" svg:height="0.127cm" svg:x="3.82cm" svg:y="20.278cm">
            <text:p/>
          </draw:rect>
          <draw:rect draw:style-name="gr6" draw:text-style-name="P1" draw:layer="layout" svg:width="0.119cm" svg:height="0.128cm" svg:x="4.006cm" svg:y="20.278cm">
            <text:p/>
          </draw:rect>
          <draw:rect draw:style-name="gr6" draw:text-style-name="P1" draw:layer="layout" svg:width="0.12cm" svg:height="0.128cm" svg:x="4.192cm" svg:y="20.278cm">
            <text:p/>
          </draw:rect>
          <draw:rect draw:style-name="gr6" draw:text-style-name="P1" draw:layer="layout" svg:width="0.118cm" svg:height="0.124cm" svg:x="4.379cm" svg:y="20.282cm">
            <text:p/>
          </draw:rect>
          <draw:rect draw:style-name="gr6" draw:text-style-name="P1" draw:layer="layout" svg:width="0.117cm" svg:height="0.128cm" svg:x="4.567cm" svg:y="20.282cm">
            <text:p/>
          </draw:rect>
          <draw:rect draw:style-name="gr6" draw:text-style-name="P1" draw:layer="layout" svg:width="0.117cm" svg:height="0.126cm" svg:x="4.754cm" svg:y="20.284cm">
            <text:p/>
          </draw:rect>
          <draw:rect draw:style-name="gr6" draw:text-style-name="P1" draw:layer="layout" svg:width="0.117cm" svg:height="0.128cm" svg:x="4.939cm" svg:y="20.284cm">
            <text:p/>
          </draw:rect>
          <draw:rect draw:style-name="gr6" draw:text-style-name="P1" draw:layer="layout" svg:width="0.471cm" svg:height="0.254cm" svg:x="4.13cm" svg:y="20.431cm">
            <text:p/>
          </draw:rect>
          <draw:line draw:style-name="gr8" draw:text-style-name="P1" draw:layer="layout" svg:x1="3.54cm" svg:y1="20.177cm" svg:x2="5.191cm" svg:y2="20.177cm">
            <text:p/>
          </draw:line>
          <draw:ellipse draw:style-name="gr6" draw:text-style-name="P1" draw:layer="layout" svg:width="0.241cm" svg:height="0.494cm" draw:transform="skewX (0.0706858347057569) rotate (0.623606141737456) translate (4.418cm 19.685cm)">
            <text:p/>
          </draw:ellipse>
          <draw:line draw:style-name="gr10" draw:text-style-name="P1" draw:layer="layout" svg:x1="4.774cm" svg:y1="20.05cm" svg:x2="4.837cm" svg:y2="19.669cm">
            <text:p/>
          </draw:line>
          <draw:line draw:style-name="gr10" draw:text-style-name="P1" draw:layer="layout" svg:x1="4.536cm" svg:y1="19.602cm" svg:x2="4.838cm" svg:y2="19.67cm">
            <text:p/>
          </draw:line>
          <draw:line draw:style-name="gr10" draw:text-style-name="P1" draw:layer="layout" svg:x1="4.557cm" svg:y1="19.901cm" svg:x2="4.838cm" svg:y2="19.67cm">
            <text:p/>
          </draw:line>
          <draw:line draw:style-name="gr10" draw:text-style-name="P1" draw:layer="layout" svg:x1="4.759cm" svg:y1="19.776cm" svg:x2="4.839cm" svg:y2="19.67cm">
            <text:p/>
          </draw:line>
        </draw:g>
        <draw:path draw:style-name="gr8" draw:text-style-name="P1" draw:layer="layout" svg:width="7.554cm" svg:height="1.955cm" draw:transform="skewX (0.243647963578362) rotate (0.862541716335435) translate (4.29273917006035cm 18.5749530749926cm)" svg:viewBox="0 0 7555 1956" svg:d="m0 1304c226-435 359-1304 679-1304 360 0 404 1467 764 1467 320 0 359-1304 679-1304 440 0 494 1793 934 1793s493-1793 933-1793c361 0 405 1467 765 1467 400 0 448-1630 848-1630 360 0 405 1467 765 1467 320 0 358-1304 678-1304 241 0 340 652 510 978">
          <text:p/>
        </draw:path>
        <draw:path draw:style-name="gr8" draw:text-style-name="P1" draw:layer="layout" svg:width="7.138cm" svg:height="1.85cm" draw:transform="skewX (0.232303323440401) rotate (0.856782129803854) translate (4.31141914002587cm 18.6413432092922cm)" svg:viewBox="0 0 7139 1851" svg:d="m0 1234c214-411 339-1234 641-1234 341 0 382 1388 723 1388 302 0 339-1234 641-1234 416 0 467 1697 883 1697s466-1697 882-1697c340 0 382 1389 722 1389 378 0 424-1543 802-1543 340 0 382 1389 722 1389 303 0 339-1235 642-1235 227 0 321 617 481 926">
          <text:p/>
        </draw:path>
        <draw:path draw:style-name="gr8" draw:text-style-name="P1" draw:layer="layout" svg:width="4.566cm" svg:height="1.184cm" draw:transform="skewX (0.227241868609619) rotate (0.854338668851063) translate (4.44249740928885cm 19.0133333391554cm)" svg:viewBox="0 0 4567 1185" svg:d="m0 790c137-263 217-790 411-790 217 0 244 889 461 889 194 0 217-790 411-790 266 0 298 1086 564 1086s299-1086 565-1086c217 0 244 889 461 889 242 0 272-988 514-988 217 0 244 889 461 889 194 0 217-790 411-790 145 0 205 395 308 592">
          <text:p/>
        </draw:path>
        <draw:frame draw:style-name="gr11" draw:layer="layout" svg:width="6.915cm" svg:height="0.962cm" draw:transform="rotate (0.7853981633973) translate (3.032cm 17.764cm)">
          <draw:text-box>
            <text:p>Anthropogenic Noise</text:p>
          </draw:text-box>
        </draw:frame>
        <draw:line draw:style-name="gr8" draw:text-style-name="P1" draw:layer="layout" svg:x1="28.559cm" svg:y1="14.335cm" svg:x2="19.542cm" svg:y2="13.446cm">
          <text:p/>
        </draw:line>
        <draw:custom-shape draw:style-name="gr12" draw:text-style-name="P1" draw:layer="layout" svg:width="0.381cm" svg:height="0.381cm" svg:x="19.308cm" svg:y="13.25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1" draw:layer="layout" svg:x1="19.415cm" svg:y1="13.42cm" svg:x2="12.938cm" svg:y2="11.388cm">
          <text:p/>
        </draw:line>
        <draw:line draw:style-name="gr8" draw:text-style-name="P1" draw:layer="layout" svg:x1="19.416cm" svg:y1="13.42cm" svg:x2="12.684cm" svg:y2="13.954cm">
          <text:p/>
        </draw:line>
        <draw:custom-shape draw:style-name="gr13" draw:text-style-name="P1" draw:layer="layout" svg:width="0.381cm" svg:height="2.667cm" draw:transform="rotate (-0.106988683148418) translate (12.788cm 11.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2.649cm" svg:height="3.47cm" svg:x="7.113cm" svg:y="13.7cm" svg:viewBox="0 0 2650 3471" svg:d="m200 3471c-57-293-278-747-172-880 120-149 580 505 699 356 106-133-278-747-172-880 146-183 709 617 854 435s-382-1028-236-1211c119-149 580 506 699 356 132-166-347-934-215-1100 119-150 579 505 699 356 105-133-278-747-172-880 79-100 310 158 466 237">
          <text:p/>
        </draw:path>
        <draw:frame draw:style-name="gr14" draw:layer="layout" svg:width="5.76cm" svg:height="0.962cm" draw:transform="rotate (-0.305432619100136) translate (14.232cm 10.243cm)">
          <draw:text-box>
            <text:p>Direct Cosmic Ray</text:p>
          </draw:text-box>
        </draw:frame>
        <draw:line draw:style-name="gr8" draw:text-style-name="P1" draw:layer="layout" svg:x1="25.257cm" svg:y1="17.383cm" svg:x2="20.177cm" svg:y2="19.288cm">
          <text:p/>
        </draw:line>
        <draw:custom-shape draw:style-name="gr12" draw:text-style-name="P1" draw:layer="layout" svg:width="0.381cm" svg:height="0.381cm" svg:x="19.923cm" svg:y="19.16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1" draw:layer="layout" svg:x1="16.621cm" svg:y1="21.066cm" svg:x2="13.065cm" svg:y2="14.716cm">
          <text:p/>
        </draw:line>
        <draw:line draw:style-name="gr8" draw:text-style-name="P1" draw:layer="layout" svg:x1="15.986cm" svg:y1="20.685cm" svg:x2="10.906cm" svg:y2="16.24cm">
          <text:p/>
        </draw:line>
        <draw:custom-shape draw:style-name="gr15" draw:text-style-name="P1" draw:layer="layout" svg:width="0.381cm" svg:height="2.667cm" draw:transform="rotate (-0.957487627645096) translate (12.973cm 14.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9.923cm" svg:y1="19.415cm" svg:x2="15.986cm" svg:y2="20.685cm">
          <text:p/>
        </draw:line>
        <draw:line draw:style-name="gr8" draw:text-style-name="P1" draw:layer="layout" svg:x1="20.05cm" svg:y1="19.442cm" svg:x2="16.621cm" svg:y2="21.093cm">
          <text:p/>
        </draw:line>
        <draw:frame draw:style-name="gr14" draw:layer="layout" svg:width="6.784cm" svg:height="0.962cm" svg:x="12.811cm" svg:y="21.247cm">
          <draw:text-box>
            <text:p>Reflected Cosmic Ray</text:p>
          </draw:text-box>
        </draw:frame>
        <draw:g>
          <draw:rect draw:style-name="gr16" draw:text-style-name="P1" draw:layer="layout" svg:width="0.181cm" svg:height="0.508cm" svg:x="4.592cm" svg:y="7.858cm">
            <text:p/>
          </draw:rect>
          <draw:rect draw:style-name="gr17" draw:text-style-name="P1" draw:layer="layout" svg:width="0.484cm" svg:height="0.381cm" svg:x="4.834cm" svg:y="7.922cm">
            <text:p/>
          </draw:rect>
          <draw:rect draw:style-name="gr17" draw:text-style-name="P1" draw:layer="layout" svg:width="0.484cm" svg:height="0.381cm" svg:x="4.048cm" svg:y="7.922cm">
            <text:p/>
          </draw:rect>
          <draw:line draw:style-name="gr7" draw:text-style-name="P1" draw:layer="layout" svg:x1="4.121cm" svg:y1="8.303cm" svg:x2="4.121cm" svg:y2="7.922cm">
            <text:p/>
          </draw:line>
          <draw:line draw:style-name="gr7" draw:text-style-name="P1" draw:layer="layout" svg:x1="4.217cm" svg:y1="8.303cm" svg:x2="4.217cm" svg:y2="7.922cm">
            <text:p/>
          </draw:line>
          <draw:line draw:style-name="gr7" draw:text-style-name="P1" draw:layer="layout" svg:x1="4.312cm" svg:y1="8.303cm" svg:x2="4.312cm" svg:y2="7.922cm">
            <text:p/>
          </draw:line>
          <draw:line draw:style-name="gr7" draw:text-style-name="P1" draw:layer="layout" svg:x1="4.407cm" svg:y1="8.303cm" svg:x2="4.407cm" svg:y2="7.922cm">
            <text:p/>
          </draw:line>
          <draw:line draw:style-name="gr7" draw:text-style-name="P1" draw:layer="layout" svg:x1="4.883cm" svg:y1="8.303cm" svg:x2="4.883cm" svg:y2="7.922cm">
            <text:p/>
          </draw:line>
          <draw:line draw:style-name="gr7" draw:text-style-name="P1" draw:layer="layout" svg:x1="4.978cm" svg:y1="8.303cm" svg:x2="4.978cm" svg:y2="7.922cm">
            <text:p/>
          </draw:line>
          <draw:line draw:style-name="gr7" draw:text-style-name="P1" draw:layer="layout" svg:x1="5.073cm" svg:y1="8.303cm" svg:x2="5.073cm" svg:y2="7.922cm">
            <text:p/>
          </draw:line>
          <draw:line draw:style-name="gr7" draw:text-style-name="P1" draw:layer="layout" svg:x1="5.169cm" svg:y1="8.303cm" svg:x2="5.169cm" svg:y2="7.922cm">
            <text:p/>
          </draw:line>
          <draw:line draw:style-name="gr7" draw:text-style-name="P1" draw:layer="layout" svg:x1="5.264cm" svg:y1="8.303cm" svg:x2="5.264cm" svg:y2="7.922cm">
            <text:p/>
          </draw:line>
          <draw:line draw:style-name="gr7" draw:text-style-name="P1" draw:layer="layout" svg:x1="5.264cm" svg:y1="8.303cm" svg:x2="5.264cm" svg:y2="7.922cm">
            <text:p/>
          </draw:line>
          <draw:line draw:style-name="gr7" draw:text-style-name="P1" draw:layer="layout" svg:x1="4.502cm" svg:y1="8.303cm" svg:x2="4.502cm" svg:y2="7.922cm">
            <text:p/>
          </draw:line>
          <draw:line draw:style-name="gr7" draw:text-style-name="P1" draw:layer="layout" svg:x1="4.048cm" svg:y1="8.049cm" svg:x2="4.532cm" svg:y2="8.049cm">
            <text:p/>
          </draw:line>
          <draw:line draw:style-name="gr7" draw:text-style-name="P1" draw:layer="layout" svg:x1="4.048cm" svg:y1="8.199cm" svg:x2="4.532cm" svg:y2="8.199cm">
            <text:p/>
          </draw:line>
          <draw:line draw:style-name="gr7" draw:text-style-name="P1" draw:layer="layout" svg:x1="4.834cm" svg:y1="8.199cm" svg:x2="5.318cm" svg:y2="8.199cm">
            <text:p/>
          </draw:line>
          <draw:line draw:style-name="gr7" draw:text-style-name="P1" draw:layer="layout" svg:x1="4.834cm" svg:y1="8.049cm" svg:x2="5.318cm" svg:y2="8.049cm">
            <text:p/>
          </draw:line>
          <draw:rect draw:style-name="gr18" draw:text-style-name="P1" draw:layer="layout" svg:width="0.06cm" svg:height="0.064cm" svg:x="4.532cm" svg:y="8.112cm">
            <text:p/>
          </draw:rect>
          <draw:rect draw:style-name="gr18" draw:text-style-name="P1" draw:layer="layout" svg:width="0.061cm" svg:height="0.063cm" svg:x="4.772cm" svg:y="8.113cm">
            <text:p/>
          </draw:rect>
          <draw:ellipse draw:style-name="gr19" draw:text-style-name="P1" draw:layer="layout" svg:width="0.484cm" svg:height="0.191cm" svg:x="4.452cm" svg:y="8.326cm">
            <text:p/>
          </draw:ellipse>
          <draw:line draw:style-name="gr7" draw:text-style-name="P1" draw:layer="layout" svg:x1="4.471cm" svg:y1="8.43cm" svg:x2="4.713cm" svg:y2="8.621cm">
            <text:p/>
          </draw:line>
          <draw:line draw:style-name="gr7" draw:text-style-name="P1" draw:layer="layout" svg:x1="4.922cm" svg:y1="8.433cm" svg:x2="4.713cm" svg:y2="8.621cm">
            <text:p/>
          </draw:line>
          <draw:line draw:style-name="gr7" draw:text-style-name="P1" draw:layer="layout" svg:x1="4.653cm" svg:y1="8.366cm" svg:x2="4.713cm" svg:y2="8.62cm">
            <text:p/>
          </draw:line>
          <draw:line draw:style-name="gr7" draw:text-style-name="P1" draw:layer="layout" svg:x1="4.713cm" svg:y1="8.493cm" svg:x2="4.713cm" svg:y2="8.62cm">
            <text:p/>
          </draw:line>
        </draw:g>
        <draw:frame draw:style-name="gr14" draw:layer="layout" svg:width="4.562cm" svg:height="0.962cm" svg:x="2.661cm" svg:y="6.842cm">
          <draw:text-box>
            <text:p>Satellite Noise</text:p>
          </draw:text-box>
        </draw:frame>
        <draw:g>
          <draw:path draw:style-name="gr8" draw:text-style-name="P1" draw:layer="layout" svg:width="5.446cm" svg:height="1.428cm" draw:transform="skewX (0.164410015537835) rotate (-0.725358837129893) translate (5.56060572245316cm 8.23624969119522cm)" svg:viewBox="0 0 5447 1429" svg:d="m0 952c163-317 258-952 489-952 260 0 292 1071 552 1071 230 0 258-952 488-952 318 0 357 1310 675 1310s355-1310 672-1309c260 0 292 1071 552 1071 288 0 322-1190 611-1190 259 0 292 1071 551 1071 231 0 258-952 489-952 173 0 245 476 368 714">
            <text:p/>
          </draw:path>
          <draw:path draw:style-name="gr8" draw:text-style-name="P1" draw:layer="layout" svg:width="5.148cm" svg:height="1.351cm" draw:transform="skewX (0.152018177848677) rotate (-0.731467489511872) translate (5.51463625451951cm 8.2508220924025cm)" svg:viewBox="0 0 5149 1352" svg:d="m0 901c154-300 245-901 463-901 245 0 275 1014 521 1014 218 0 244-901 462-901 300 0 337 1239 637 1239s336-1239 636-1239c246 0 276 1013 521 1013 273 0 306-1126 579-1126 245 0 275 1014 520 1014 219 0 245-901 463-901 164 0 232 450 347 675">
            <text:p/>
          </draw:path>
          <draw:path draw:style-name="gr8" draw:text-style-name="P1" draw:layer="layout" svg:width="2.403cm" svg:height="2.654cm" draw:transform="skewX (-0.0038397243543868) rotate (-1.54950330992146) translate (9.23755513371178cm 10.2762760963603cm)" svg:viewBox="0 0 2404 2655" svg:d="m181 2655c-51-224-251-571-155-673 108-114 525 386 633 272 97-102-251-571-155-673 132-140 642 472 774 332s-346-785-214-925c108-115 526 386 634 272 120-127-315-715-195-842 108-114 526 387 634 272 96-101-252-571-156-673 72-76 282 121 423 182">
            <text:p/>
          </draw:path>
        </draw:g>
        <draw:frame draw:style-name="gr14" draw:layer="layout" svg:width="2.327cm" svg:height="0.962cm" svg:x="9.463cm" svg:y="10.56cm">
          <draw:text-box>
            <text:p>ANITA</text:p>
          </draw:text-box>
        </draw:frame>
        <draw:frame draw:style-name="gr20" draw:layer="layout" svg:width="0.502cm" svg:height="0.962cm" svg:x="11.668cm" svg:y="2.651cm">
          <draw:text-box>
            <text:p/>
          </draw:text-box>
        </draw:frame>
        <draw:frame draw:style-name="gr14" draw:layer="layout" svg:width="3.927cm" svg:height="0.962cm" svg:x="9.392cm" svg:y="7.785cm">
          <draw:text-box>
            <text:p>Atmospher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Sky" xlink:href="Pictures/100000000000005E0000005EADF6B35C.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Rotter</meta:initial-creator>
    <meta:creation-date>2017-08-24T15:50:01</meta:creation-date>
    <dc:date>2017-08-24T17:03:37</dc:date>
    <dc:creator>Ben Rotter</dc:creator>
    <meta:editing-duration>PT42M4S</meta:editing-duration>
    <meta:editing-cycles>4</meta:editing-cycles>
    <meta:generator>OpenOffice/4.0.0$Unix OpenOffice.org_project/400m3$Build-9702</meta:generator>
    <meta:document-statistic meta:object-count="93"/>
  </office:meta>
</office:document-meta>
</file>